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BE"/>
    </style:style>
    <style:style style:name="P2"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3"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4"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font-weight="bold" style:font-weight-asian="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style:text-underline-style="solid" style:text-underline-width="auto" style:text-underline-color="font-color" fo:hyphenate="fals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en" fo:country="US"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Standard">
      <style:paragraph-properties fo:text-align="justify" style:justify-single-word="false" fo:hyphenation-ladder-count="no-limit" fo:padding-left="0.141cm" fo:padding-right="0.141cm" fo:padding-top="0.035cm" fo:padding-bottom="0.035cm" fo:border="0.018cm solid #00000a">
        <style:tab-stops>
          <style:tab-stop style:position="-1.27cm"/>
        </style:tab-stops>
      </style:paragraph-properties>
      <style:text-properties fo:letter-spacing="-0.005cm" fo:language="en" fo:country="US" fo:hyphenate="false" fo:hyphenation-remain-char-count="2" fo:hyphenation-push-char-count="2"/>
    </style:style>
    <style:style style:name="P9"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10" style:family="paragraph" style:parent-style-name="Contents_20_Heading">
      <style:paragraph-properties fo:break-before="pag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13" style:family="paragraph" style:parent-style-name="Standard" style:list-style-name="">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text-properties fo:color="#804000" style:font-name="Courier New" fo:font-size="10pt" style:font-name-asian="Courier New" style:font-size-asian="10pt" style:font-name-complex="Courier New" style:font-size-complex="10pt"/>
    </style:style>
    <style:style style:name="P15" style:family="paragraph" style:parent-style-name="Standard" style:list-style-name="">
      <style:paragraph-properties style:text-autospace="none"/>
      <style:text-properties fo:color="#804000" style:font-name="Courier New" fo:font-size="10pt" style:font-name-asian="Courier New" style:font-size-asian="10pt" style:font-name-complex="Courier New" style:font-size-complex="10pt"/>
    </style:style>
    <style:style style:name="P16" style:family="paragraph" style:parent-style-name="Standard" style:list-style-name="">
      <style:paragraph-properties style:text-autospace="none"/>
      <style:text-properties fo:color="#008000" style:font-name="Courier New" fo:font-size="10pt" style:font-name-asian="Courier New" style:font-size-asian="10pt" style:font-name-complex="Courier New" style:font-size-complex="10pt"/>
    </style:style>
    <style:style style:name="P17" style:family="paragraph" style:parent-style-name="Standard" style:list-style-name="">
      <style:paragraph-properties style:text-autospace="none"/>
    </style:style>
    <style:style style:name="P18" style:family="paragraph" style:parent-style-name="Standard" style:list-style-name="">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19" style:family="paragraph" style:parent-style-name="Standard" style:list-style-name="">
      <style:paragraph-properties style:text-autospace="non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20" style:family="paragraph" style:parent-style-name="Heading_20_3">
      <style:text-properties fo:color="#000000"/>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fo:color="#000000"/>
    </style:style>
    <style:style style:name="P23" style:family="paragraph" style:parent-style-name="Text_20_body">
      <style:text-properties fo:color="#000000"/>
    </style:style>
    <style:style style:name="P24" style:family="paragraph" style:parent-style-name="Heading_20_4">
      <style:text-properties fo:color="#000000"/>
    </style:style>
    <style:style style:name="T1" style:family="text">
      <style:text-properties fo:color="#000000" style:font-name="Courier New" fo:font-size="10pt" style:font-name-asian="Courier New" style:font-size-asian="10pt" style:font-name-complex="Courier New" style:font-size-complex="10pt"/>
    </style:style>
    <style:style style:name="T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3" style:family="text">
      <style:text-properties fo:letter-spacing="-0.005cm" fo:language="fr" fo:country="BE"/>
    </style:style>
    <style:style style:name="T4" style:family="text">
      <style:text-properties fo:letter-spacing="-0.005cm" fo:language="en" fo:country="US"/>
    </style:style>
    <style:style style:name="T5" style:family="text">
      <style:text-properties fo:color="#8000ff" style:font-name="Courier New" fo:font-size="10pt" style:font-name-asian="Courier New" style:font-size-asian="10pt" style:font-name-complex="Courier New" style:font-size-complex="10pt"/>
    </style:style>
    <style:style style:name="T6"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7"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11"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E.P.L. <text:s/>: Catégorie Technique</text:p>
      <text:p text:style-name="P4">==========================================</text:p>
      <text:p text:style-name="P4"/>
      <text:p text:style-name="P4"/>
      <text:p text:style-name="P4">Bachelier en Informatique et Systèmes : finalité Informatique Industrielle</text:p>
      <text:p text:style-name="P4"/>
      <text:p text:style-name="P4"/>
      <text:p text:style-name="P4">LABORATOIRE D'INFORMATIQUE INDUSTRIELLE</text:p>
      <text:p text:style-name="P4">===========================================</text:p>
      <text:p text:style-name="P4"/>
      <text:p text:style-name="P4"/>
      <text:p text:style-name="P4"/>
      <text:p text:style-name="P4"/>
      <text:p text:style-name="P4">Informatique en milieu industriel</text:p>
      <text:p text:style-name="P4">--------------------------------------------</text:p>
      <text:p text:style-name="P3"/>
      <text:p text:style-name="P5">3ème année</text:p>
      <text:p text:style-name="P3"/>
      <text:p text:style-name="P3"/>
      <text:p text:style-name="P3"/>
      <text:p text:style-name="P4">Interupt-Handlers sous QNX</text:p>
      <text:p text:style-name="P4">======================</text:p>
      <text:p text:style-name="P3"/>
      <text:p text:style-name="P2"/>
      <text:p text:style-name="P2"/>
      <text:p text:style-name="P2"/>
      <text:p text:style-name="P2"/>
      <text:p text:style-name="P2"><text:s text:c="4"/>2012 - 2013 <text:s text:c="13"/><text:tab/><text:tab/><text:tab/><text:tab/> <text:s text:c="11"/><text:tab/><text:tab/><text:tab/>Van Gysegem Thomas</text:p>
      <text:p text:style-name="P2"><text:tab/><text:tab/><text:tab/><text:tab/><text:tab/><text:tab/><text:tab/><text:tab/><text:tab/> <text:s text:c="3"/><text:tab/>Delsaux Kevin</text:p>
      <text:p text:style-name="P2"/>
      <text:p text:style-name="P7"><text:span text:style-name="T3"><text:tab/><text:tab/><text:tab/><text:tab/><text:tab/><text:tab/><text:tab/><text:tab/></text:span><text:span text:style-name="T4">Groupe : 2322</text:span></text:p>
      <text:p text:style-name="P6"/>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Table des matières</text:p>
          </text:index-title>
          <text:p text:style-name="P11">Interprétation des résultats<text:tab/>2</text:p>
        </text:index-body>
      </text:table-of-content>
      <text:h text:style-name="P20" text:outline-level="3"/>
      <text:h text:style-name="P22" text:outline-level="3">Explication du test réalisé</text:h>
      <text:h text:style-name="P24" text:outline-level="4"/>
      <text:p text:style-name="P23"><text:tab/>Dans notre programme nous avons choisis de faire au plus simple : On récupére les interruptions sur IRQ 1 (donc sur le clavier) et on incrémente une variable globale dans notre gestionnaire d'ISR qu'il nous suffit ensuite d'afficher après chaque interruption pour prouver qu'on est bien passé par le gestionnaire d'ISR.</text:p>
      <text:p text:style-name="P23"/>
      <text:h text:style-name="Heading_20_3" text:outline-level="3"/>
      <text:h text:style-name="P21" text:outline-level="3">Code</text:h>
      <text:p text:style-name="Text_20_body"/>
      <text:p text:style-name="P14">#include &lt;stdio.h&gt;</text:p>
      <text:p text:style-name="P15">#include &lt;signal.h&gt;</text:p>
      <text:p text:style-name="P15">#include &lt;sys/neutrino.h&gt;</text:p>
      <text:p text:style-name="P15">#include &lt;sys/siginfo.h&gt;</text:p>
      <text:p text:style-name="P15">#include &lt;sys/trace.h&gt;</text:p>
      <text:p text:style-name="P15">#include &lt;hw/inout.h&gt;</text:p>
      <text:p text:style-name="P12"/>
      <text:p text:style-name="P16">// IRQ 1 = KeyBoard</text:p>
      <text:p text:style-name="P15">#define IRQ1 1</text:p>
      <text:p text:style-name="P12"/>
      <text:p text:style-name="P17"><text:span text:style-name="T5">const</text:span><text:span text:style-name="T1"> </text:span><text:span text:style-name="T5">struct</text:span><text:span text:style-name="T1"> sigevent</text:span><text:span text:style-name="T7">*</text:span><text:span text:style-name="T2"> isr_handler</text:span><text:span text:style-name="T7">(</text:span><text:span text:style-name="T6">void</text:span><text:span text:style-name="T2"> </text:span><text:span text:style-name="T7">*</text:span><text:span text:style-name="T2">arg</text:span><text:span text:style-name="T7">,</text:span><text:span text:style-name="T2"> </text:span><text:span text:style-name="T6">int</text:span><text:span text:style-name="T2"> id</text:span><text:span text:style-name="T7">);</text:span></text:p>
      <text:p text:style-name="P13"/>
      <text:p text:style-name="P17"><text:span text:style-name="T6">struct</text:span><text:span text:style-name="T2"> sigevent event</text:span><text:span text:style-name="T7">;</text:span></text:p>
      <text:p text:style-name="P17"><text:span text:style-name="T6">int</text:span><text:span text:style-name="T2"> interruptID</text:span><text:span text:style-name="T7">;</text:span></text:p>
      <text:p text:style-name="P17"><text:span text:style-name="T6">int</text:span><text:span text:style-name="T2"> nb_int </text:span><text:span text:style-name="T7">=</text:span><text:span text:style-name="T2"> </text:span><text:span text:style-name="T8">0</text:span><text:span text:style-name="T7">;</text:span></text:p>
      <text:p text:style-name="P13"/>
      <text:p text:style-name="P17"><text:span text:style-name="T6">int</text:span><text:span text:style-name="T2"> main</text:span><text:span text:style-name="T7">(</text:span><text:span text:style-name="T6">void</text:span><text:span text:style-name="T7">)</text:span></text:p>
      <text:p text:style-name="P18">{</text:p>
      <text:p text:style-name="P17"><text:span text:style-name="T2"><text:s text:c="4"/></text:span><text:span text:style-name="T9">// Demande les permisisons pour effectuer les IO</text:span></text:p>
      <text:p text:style-name="P17"><text:span text:style-name="T2"><text:s text:c="4"/></text:span><text:span text:style-name="T10">if</text:span><text:span text:style-name="T7">(</text:span><text:span text:style-name="T2">ThreadCtl</text:span><text:span text:style-name="T7">(</text:span><text:span text:style-name="T2"> _NTO_TCTL_IO</text:span><text:span text:style-name="T7">,</text:span><text:span text:style-name="T2"> </text:span><text:span text:style-name="T8">0</text:span><text:span text:style-name="T7">)</text:span><text:span text:style-name="T2"> </text:span><text:span text:style-name="T7">==</text:span><text:span text:style-name="T2"> </text:span><text:span text:style-name="T7">-</text:span><text:span text:style-name="T8">1</text:span><text:span text:style-name="T7">)</text:span><text:span text:style-name="T2"> </text:span><text:span text:style-name="T7">{</text:span></text:p>
      <text:p text:style-name="P17"><text:span text:style-name="T2"><text:s text:c="8"/>printf</text:span><text:span text:style-name="T7">(</text:span><text:span text:style-name="T11">"Permissions d'IO refusées\n"</text:span><text:span text:style-name="T7">);</text:span></text:p>
      <text:p text:style-name="P17"><text:span text:style-name="T2"><text:s text:c="8"/></text:span><text:span text:style-name="T10">return</text:span><text:span text:style-name="T2"> </text:span><text:span text:style-name="T8">1</text:span><text:span text:style-name="T7">;</text:span></text:p>
      <text:p text:style-name="P17"><text:span text:style-name="T2"><text:s text:c="4"/></text:span><text:span text:style-name="T7">}</text:span></text:p>
      <text:p text:style-name="P13"><text:s text:c="4"/></text:p>
      <text:p text:style-name="P17"><text:span text:style-name="T2"><text:s text:c="4"/></text:span><text:span text:style-name="T9">// Attache le handler d'interruption</text:span></text:p>
      <text:p text:style-name="P17"><text:span text:style-name="T2"><text:s text:c="4"/>SIGEV_INTR_INIT</text:span><text:span text:style-name="T7">(&amp;</text:span><text:span text:style-name="T2">event</text:span><text:span text:style-name="T7">);</text:span></text:p>
      <text:p text:style-name="P17"><text:span text:style-name="T2"><text:s text:c="4"/>interruptID </text:span><text:span text:style-name="T7">=</text:span><text:span text:style-name="T2"> InterruptAttach</text:span><text:span text:style-name="T7">(</text:span><text:span text:style-name="T2">IRQ1</text:span><text:span text:style-name="T7">,</text:span><text:span text:style-name="T2"> isr_handler</text:span><text:span text:style-name="T7">,</text:span><text:span text:style-name="T2"> </text:span><text:span text:style-name="T10">NULL</text:span><text:span text:style-name="T7">,</text:span><text:span text:style-name="T2"> </text:span><text:span text:style-name="T8">0</text:span><text:span text:style-name="T7">,</text:span><text:span text:style-name="T2"> _NTO_INTR_FLAGS_END</text:span><text:span text:style-name="T7">);</text:span></text:p>
      <text:p text:style-name="P13"><text:s text:c="4"/></text:p>
      <text:p text:style-name="P17"><text:span text:style-name="T2"><text:s text:c="4"/></text:span><text:span text:style-name="T9">// Boucle principale</text:span></text:p>
      <text:p text:style-name="P17"><text:span text:style-name="T2"><text:s text:c="4"/></text:span><text:span text:style-name="T10">while</text:span><text:span text:style-name="T7">(</text:span><text:span text:style-name="T2">nb_int </text:span><text:span text:style-name="T7">&lt;</text:span><text:span text:style-name="T2"> </text:span><text:span text:style-name="T8">20</text:span><text:span text:style-name="T7">)</text:span><text:span text:style-name="T2"> </text:span><text:span text:style-name="T7">{</text:span></text:p>
      <text:p text:style-name="P17"><text:span text:style-name="T2"><text:s text:c="8"/></text:span><text:span text:style-name="T9">// Attente d'une saisie d'une interruption</text:span></text:p>
      <text:p text:style-name="P17"><text:span text:style-name="T2"><text:s text:c="8"/>InterruptWait</text:span><text:span text:style-name="T7">(</text:span><text:span text:style-name="T10">NULL</text:span><text:span text:style-name="T7">,</text:span><text:span text:style-name="T2"> </text:span><text:span text:style-name="T10">NULL</text:span><text:span text:style-name="T7">);</text:span></text:p>
      <text:p text:style-name="P13"><text:s text:c="8"/></text:p>
      <text:p text:style-name="P17"><text:span text:style-name="T2"><text:s text:c="8"/>printf</text:span><text:span text:style-name="T7">(</text:span><text:span text:style-name="T11">"Le thread a recu l'interruption: %d\n"</text:span><text:span text:style-name="T7">,</text:span><text:span text:style-name="T2"> nb_int</text:span><text:span text:style-name="T7">);</text:span></text:p>
      <text:p text:style-name="P17"><text:span text:style-name="T2"><text:s text:c="4"/></text:span><text:span text:style-name="T7">}</text:span></text:p>
      <text:p text:style-name="P13"><text:s text:c="4"/></text:p>
      <text:p text:style-name="P17"><text:span text:style-name="T2"><text:s text:c="4"/>InterruptDetach</text:span><text:span text:style-name="T7">(</text:span><text:span text:style-name="T2">interruptID</text:span><text:span text:style-name="T7">);</text:span></text:p>
      <text:p text:style-name="P17"><text:span text:style-name="T2"><text:s text:c="4"/>printf</text:span><text:span text:style-name="T7">(</text:span><text:span text:style-name="T11">"Fin du programme\n"</text:span><text:span text:style-name="T7">);</text:span></text:p>
      <text:p text:style-name="P18">}</text:p>
      <text:p text:style-name="P13"/>
      <text:p text:style-name="P19">/**</text:p>
      <text:p text:style-name="P19"><text:s/>* Handler pour les ISR</text:p>
      <text:p text:style-name="P19"><text:s/>*/</text:p>
      <text:p text:style-name="P17"><text:span text:style-name="T6">const</text:span><text:span text:style-name="T2"> </text:span><text:span text:style-name="T6">struct</text:span><text:span text:style-name="T2"> sigevent</text:span><text:span text:style-name="T7">*</text:span><text:span text:style-name="T2"> isr_handler</text:span><text:span text:style-name="T7">(</text:span><text:span text:style-name="T6">void</text:span><text:span text:style-name="T2"> </text:span><text:span text:style-name="T7">*</text:span><text:span text:style-name="T2">arg</text:span><text:span text:style-name="T7">,</text:span><text:span text:style-name="T2"> </text:span><text:span text:style-name="T6">int</text:span><text:span text:style-name="T2"> id</text:span><text:span text:style-name="T7">)</text:span></text:p>
      <text:p text:style-name="P18">{</text:p>
      <text:p text:style-name="P17"><text:span text:style-name="T2"><text:s text:c="4"/>nb_int</text:span><text:span text:style-name="T7">++;</text:span></text:p>
      <text:p text:style-name="P13"><text:tab/></text:p>
      <text:p text:style-name="P17"><text:span text:style-name="T2"><text:s text:c="4"/></text:span><text:span text:style-name="T10">return</text:span><text:span text:style-name="T2"> </text:span><text:span text:style-name="T7">&amp;</text:span><text:span text:style-name="T2">event</text:span><text:span text:style-name="T7">;</text:span></text:p>
      <text:p text:style-name="P17"><text:span text:style-name="T7">}</text:span></text:p>
      <text:h text:style-name="P22" text:outline-level="3">Interprétation des résultats</text:h>
      <text:p text:style-name="P23"/>
      <text:h text:style-name="P22" text:outline-level="3">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Groupe 2322<text:tab/>Informatique en milieu industriel<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3:27:29.27</meta:creation-date>
    <dc:date>2012-10-26T14:33:31.43</dc:date>
    <meta:editing-duration>PT6H18M40S</meta:editing-duration>
    <meta:editing-cycles>46</meta:editing-cycles>
    <meta:generator>OpenOffice.org/3.4.1$Win32 OpenOffice.org_project/341m1$Build-9593</meta:generator>
    <meta:document-statistic meta:table-count="0" meta:image-count="0" meta:object-count="0" meta:page-count="6" meta:paragraph-count="65" meta:word-count="233" meta:character-count="1966"/>
  </office:meta>
</office:document-meta>
</file>